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8年 6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June - 2009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491052" calcext:value-type="float">
            <text:p><text:s/>491,052 </text:p>
          </table:table-cell>
          <table:table-cell table:style-name="ce30" office:value-type="float" office:value="3377" calcext:value-type="float">
            <text:p><text:s/>3,377 </text:p>
          </table:table-cell>
          <table:table-cell table:style-name="ce30" office:value-type="float" office:value="26024" calcext:value-type="float">
            <text:p><text:s/>26,02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452334" calcext:value-type="float">
            <text:p><text:s/>452,33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33" calcext:value-type="float">
            <text:p><text:s/>1,233 </text:p>
          </table:table-cell>
          <table:table-cell table:style-name="ce30" office:value-type="float" office:value="9687" calcext:value-type="float">
            <text:p><text:s/>9,687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830" calcext:value-type="float">
            <text:p><text:s/>830 </text:p>
          </table:table-cell>
          <table:table-cell table:style-name="ce30" office:value-type="float" office:value="4319" calcext:value-type="float">
            <text:p><text:s/>4,319 </text:p>
          </table:table-cell>
          <table:table-cell table:style-name="ce30" office:value-type="float" office:value="3007" calcext:value-type="float">
            <text:p><text:s/>3,007 </text:p>
          </table:table-cell>
          <table:table-cell table:style-name="ce30" office:value-type="float" office:value="1312" calcext:value-type="float">
            <text:p><text:s/>1,312 </text:p>
          </table:table-cell>
          <table:table-cell table:style-name="ce30" office:value-type="float" office:value="78" calcext:value-type="float">
            <text:p><text:s/>78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18886" calcext:value-type="float">
            <text:p><text:s/>318,886 </text:p>
          </table:table-cell>
          <table:table-cell table:style-name="ce30" office:value-type="float" office:value="2335" calcext:value-type="float">
            <text:p><text:s/>2,335 </text:p>
          </table:table-cell>
          <table:table-cell table:style-name="ce30" office:value-type="float" office:value="19026" calcext:value-type="float">
            <text:p><text:s/>19,02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290172" calcext:value-type="float">
            <text:p><text:s/>290,17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31" calcext:value-type="float">
            <text:p><text:s/>1,131 </text:p>
          </table:table-cell>
          <table:table-cell table:style-name="ce30" office:value-type="float" office:value="7495" calcext:value-type="float">
            <text:p><text:s/>7,495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531" calcext:value-type="float">
            <text:p><text:s/>531 </text:p>
          </table:table-cell>
          <table:table-cell table:style-name="ce30" office:value-type="float" office:value="2864" calcext:value-type="float">
            <text:p><text:s/>2,864 </text:p>
          </table:table-cell>
          <table:table-cell table:style-name="ce30" office:value-type="float" office:value="2193" calcext:value-type="float">
            <text:p><text:s/>2,193 </text:p>
          </table:table-cell>
          <table:table-cell table:style-name="ce30" office:value-type="float" office:value="671" calcext:value-type="float">
            <text:p><text:s/>671 </text:p>
          </table:table-cell>
          <table:table-cell table:style-name="ce30" office:value-type="float" office:value="47" calcext:value-type="float">
            <text:p><text:s/>47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49430" calcext:value-type="float">
            <text:p><text:s/>149,430 </text:p>
          </table:table-cell>
          <table:table-cell table:style-name="ce31" office:value-type="float" office:value="1594" calcext:value-type="float">
            <text:p><text:s/>1,59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3852" calcext:value-type="float">
            <text:p><text:s/>143,85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56" calcext:value-type="float">
            <text:p><text:s/>1,056 </text:p>
          </table:table-cell>
          <table:table-cell table:style-name="ce31" office:value-type="float" office:value="4364" calcext:value-type="float">
            <text:p><text:s/>4,36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12" calcext:value-type="float">
            <text:p><text:s/>412 </text:p>
          </table:table-cell>
          <table:table-cell table:style-name="ce31" office:value-type="float" office:value="1340" calcext:value-type="float">
            <text:p><text:s/>1,340 </text:p>
          </table:table-cell>
          <table:table-cell table:style-name="ce31" office:value-type="float" office:value="1214" calcext:value-type="float">
            <text:p><text:s/>1,214 </text:p>
          </table:table-cell>
          <table:table-cell table:style-name="ce31" office:value-type="float" office:value="126" calcext:value-type="float">
            <text:p><text:s/>126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305" calcext:value-type="float">
            <text:p><text:s/>2,305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98" calcext:value-type="float">
            <text:p><text:s/>59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46" calcext:value-type="float">
            <text:p><text:s/>46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7567" calcext:value-type="float">
            <text:p><text:s/>27,567 </text:p>
          </table:table-cell>
          <table:table-cell table:style-name="ce31" office:value-type="float" office:value="105" calcext:value-type="float">
            <text:p><text:s/>105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518" calcext:value-type="float">
            <text:p><text:s/>25,51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35" calcext:value-type="float">
            <text:p><text:s/>1,03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351" calcext:value-type="float">
            <text:p><text:s/>351 </text:p>
          </table:table-cell>
          <table:table-cell table:style-name="ce31" office:value-type="float" office:value="280" calcext:value-type="float">
            <text:p><text:s/>280 </text:p>
          </table:table-cell>
          <table:table-cell table:style-name="ce31" office:value-type="float" office:value="71" calcext:value-type="float">
            <text:p><text:s/>71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3850" calcext:value-type="float">
            <text:p><text:s/>3,850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33" calcext:value-type="float">
            <text:p><text:s/>2,63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87" calcext:value-type="float">
            <text:p><text:s/>8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21" calcext:value-type="float">
            <text:p><text:s/>2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220" calcext:value-type="float">
            <text:p><text:s/>1,220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78" calcext:value-type="float">
            <text:p><text:s/>1,17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6761" calcext:value-type="float">
            <text:p><text:s/>6,761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564" calcext:value-type="float">
            <text:p><text:s/>5,56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4958" calcext:value-type="float">
            <text:p><text:s/>4,958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523" calcext:value-type="float">
            <text:p><text:s/>4,5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74" calcext:value-type="float">
            <text:p><text:s/>17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51" calcext:value-type="float">
            <text:p><text:s/>1,65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24" calcext:value-type="float">
            <text:p><text:s/>1,5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29" calcext:value-type="float">
            <text:p><text:s/>2,029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95" calcext:value-type="float">
            <text:p><text:s/>1,69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015" calcext:value-type="float">
            <text:p><text:s/>2,015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7" calcext:value-type="float">
            <text:p><text:s/>1,58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584" calcext:value-type="float">
            <text:p><text:s/>584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528" calcext:value-type="float">
            <text:p><text:s/>52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2313" calcext:value-type="float">
            <text:p><text:s/>12,313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696" calcext:value-type="float">
            <text:p><text:s/>11,6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39" calcext:value-type="float">
            <text:p><text:s/>3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7" calcext:value-type="float">
            <text:p><text:s/>117 </text:p>
          </table:table-cell>
          <table:table-cell table:style-name="ce31" office:value-type="float" office:value="109" calcext:value-type="float">
            <text:p><text:s/>109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867" calcext:value-type="float">
            <text:p><text:s/>12,867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935" calcext:value-type="float">
            <text:p><text:s/>11,9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4" calcext:value-type="float">
            <text:p><text:s/>5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8" calcext:value-type="float">
            <text:p><text:s/>68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45" calcext:value-type="float">
            <text:p><text:s/>4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378" calcext:value-type="float">
            <text:p><text:s/>37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41" calcext:value-type="float">
            <text:p><text:s/>34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4" calcext:value-type="float">
            <text:p><text:s/>2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460" calcext:value-type="float">
            <text:p><text:s/>2,460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360" calcext:value-type="float">
            <text:p><text:s/>2,3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4" calcext:value-type="float">
            <text:p><text:s/>6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4" calcext:value-type="float">
            <text:p><text:s/>4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6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6683" calcext:value-type="float">
            <text:p><text:s/>16,683 </text:p>
          </table:table-cell>
          <table:table-cell table:style-name="ce31" office:value-type="float" office:value="53" calcext:value-type="float">
            <text:p><text:s/>53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621" calcext:value-type="float">
            <text:p><text:s/>15,6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0" calcext:value-type="float">
            <text:p><text:s/>8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2" calcext:value-type="float">
            <text:p><text:s/>102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52" calcext:value-type="float">
            <text:p><text:s/>5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042" calcext:value-type="float">
            <text:p><text:s/>6,042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588" calcext:value-type="float">
            <text:p><text:s/>58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204" calcext:value-type="float">
            <text:p><text:s/>5,20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210" calcext:value-type="float">
            <text:p><text:s/>2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57" calcext:value-type="float">
            <text:p><text:s/>57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1709" calcext:value-type="float">
            <text:p><text:s/>31,709 </text:p>
          </table:table-cell>
          <table:table-cell table:style-name="ce31" office:value-type="float" office:value="355" calcext:value-type="float">
            <text:p><text:s/>355 </text:p>
          </table:table-cell>
          <table:table-cell table:style-name="ce31" office:value-type="float" office:value="3715" calcext:value-type="float">
            <text:p><text:s/>3,7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118" calcext:value-type="float">
            <text:p><text:s/>27,11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642" calcext:value-type="float">
            <text:p><text:s/>64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519" calcext:value-type="float">
            <text:p><text:s/>519 </text:p>
          </table:table-cell>
          <table:table-cell table:style-name="ce31" office:value-type="float" office:value="234" calcext:value-type="float">
            <text:p><text:s/>234 </text:p>
          </table:table-cell>
          <table:table-cell table:style-name="ce31" office:value-type="float" office:value="285" calcext:value-type="float">
            <text:p><text:s/>28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80" calcext:value-type="float">
            <text:p><text:s/>15,780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8" calcext:value-type="float">
            <text:p><text:s/>12,18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30" calcext:value-type="float">
            <text:p><text:s/>3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280" calcext:value-type="float">
            <text:p><text:s/>18,280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509" calcext:value-type="float">
            <text:p><text:s/>14,50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125" calcext:value-type="float">
            <text:p><text:s/>1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78867" calcext:value-type="float">
            <text:p><text:s/>78,867 </text:p>
          </table:table-cell>
          <table:table-cell table:style-name="ce30" office:value-type="float" office:value="341" calcext:value-type="float">
            <text:p><text:s/>341 </text:p>
          </table:table-cell>
          <table:table-cell table:style-name="ce30" office:value-type="float" office:value="6592" calcext:value-type="float">
            <text:p><text:s/>6,59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1069" calcext:value-type="float">
            <text:p><text:s/>71,06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9" calcext:value-type="float">
            <text:p><text:s/>29 </text:p>
          </table:table-cell>
          <table:table-cell table:style-name="ce30" office:value-type="float" office:value="883" calcext:value-type="float">
            <text:p><text:s/>88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0" calcext:value-type="float">
            <text:p><text:s/>190 </text:p>
          </table:table-cell>
          <table:table-cell table:style-name="ce30" office:value-type="float" office:value="445" calcext:value-type="float">
            <text:p><text:s/>445 </text:p>
          </table:table-cell>
          <table:table-cell table:style-name="ce30" office:value-type="float" office:value="323" calcext:value-type="float">
            <text:p><text:s/>323 </text:p>
          </table:table-cell>
          <table:table-cell table:style-name="ce30" office:value-type="float" office:value="122" calcext:value-type="float">
            <text:p><text:s/>122 </text:p>
          </table:table-cell>
          <table:table-cell table:style-name="ce30" office:value-type="float" office:value="30" calcext:value-type="float">
            <text:p><text:s/>30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1094" calcext:value-type="float">
            <text:p><text:s/>91,094 </text:p>
          </table:table-cell>
          <table:table-cell table:style-name="ce30" office:value-type="float" office:value="701" calcext:value-type="float">
            <text:p><text:s/>70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89337" calcext:value-type="float">
            <text:p><text:s/>89,33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3" calcext:value-type="float">
            <text:p><text:s/>73 </text:p>
          </table:table-cell>
          <table:table-cell table:style-name="ce30" office:value-type="float" office:value="1277" calcext:value-type="float">
            <text:p><text:s/>1,27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9" calcext:value-type="float">
            <text:p><text:s/>109 </text:p>
          </table:table-cell>
          <table:table-cell table:style-name="ce30" office:value-type="float" office:value="999" calcext:value-type="float">
            <text:p><text:s/>999 </text:p>
          </table:table-cell>
          <table:table-cell table:style-name="ce30" office:value-type="float" office:value="480" calcext:value-type="float">
            <text:p><text:s/>480 </text:p>
          </table:table-cell>
          <table:table-cell table:style-name="ce30" office:value-type="float" office:value="519" calcext:value-type="float">
            <text:p><text:s/>51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205" calcext:value-type="float">
            <text:p><text:s/>2,20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56" calcext:value-type="float">
            <text:p><text:s/>1,75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2" calcext:value-type="float">
            <text:p><text:s/>3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1" calcext:value-type="float">
            <text:p><text:s/>1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759" calcext:value-type="float">
            <text:p><text:s/>1,75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22" calcext:value-type="float">
            <text:p><text:s/>1,7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" calcext:value-type="float">
            <text:p><text:s/>2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6" calcext:value-type="float">
            <text:p><text:s/>44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9-12-15T09:43:13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